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enter</text:h>
      <text:p text:style-name="P9">This component is a center region. The default class of CSS is specified "layout-region-center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5" text:outline-level="4">Class Name</text:h>
      <text:p text:style-name="P12"><text:span text:style-name="Source_20_Text"><text:span text:style-name="T1">org.zkoss.zulex.center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3">size</text:span>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6:19</dc:date>
    <dc:language>en-US</dc:language>
    <meta:editing-cycles>94</meta:editing-cycles>
    <meta:editing-duration>PT4H33M5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900"/>
  </office:meta>
</office:document-meta>
</file>